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14mm"/>
    </style:style>
    <style:style style:name="co2" style:family="table-column">
      <style:table-column-properties fo:break-before="auto" style:column-width="13.69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3.42mm"/>
    </style:style>
    <style:style style:name="co5" style:family="table-column">
      <style:table-column-properties fo:break-before="auto" style:column-width="15.33mm"/>
    </style:style>
    <style:style style:name="co6" style:family="table-column">
      <style:table-column-properties fo:break-before="auto" style:column-width="32.21mm"/>
    </style:style>
    <style:style style:name="co7" style:family="table-column">
      <style:table-column-properties fo:break-before="auto" style:column-width="9.88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ipologia</text:p>
          </table:table-cell>
          <table:table-cell office:value-type="string" calcext:value-type="string">
            <text:p>genere</text:p>
          </table:table-cell>
          <table:table-cell office:value-type="string" calcext:value-type="string">
            <text:p>bagno</text:p>
          </table:table-cell>
          <table:table-cell office:value-type="string" calcext:value-type="string">
            <text:p>cucina</text:p>
          </table:table-cell>
          <table:table-cell office:value-type="string" calcext:value-type="string">
            <text:p>salotto</text:p>
          </table:table-cell>
          <table:table-cell office:value-type="string" calcext:value-type="string">
            <text:p>balcone</text:p>
          </table:table-cell>
          <table:table-cell office:value-type="string" calcext:value-type="string">
            <text:p>zona</text:p>
          </table:table-cell>
          <table:table-cell office:value-type="string" calcext:value-type="string">
            <text:p>euro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 Donato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coni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ffi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rnerio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.Vital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.Vital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affi 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 Donato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coni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an Donato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lognina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Vitale 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an Donato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rnerio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an Donato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 Donato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sta Saragozza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alvani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urri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zzini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 Donato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coni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rgo Panigale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ticella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ffi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rri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zzini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Vitale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affi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affi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lognina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urri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ffi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coni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sta Saragozza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lpighi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 Donato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.Vital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nerio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an Donato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coni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Vital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olognina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Ruffillo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zzini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nerio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Costa Saragozza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lognina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m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affi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ffi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rticella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zzini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rnerio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arconi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an Donato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coni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rnerio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lpighi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coni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rca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lognina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Vitale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sta Saragozza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lognina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lognina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Viola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Costa Sareagozza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zzini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ame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rnerio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vani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lli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Ruffillo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rnerio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rri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urri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 Donato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rticella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San Donato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Vitale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Ruffillo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an Donato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sta Saragozza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rnerio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lpighi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olognina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coni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rri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Murri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zzini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Vital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 Donato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urri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ame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Saffi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rri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ticella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ame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singol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urri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sta Saragozza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coni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ffi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lvani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urri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Marconi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sta Saragozza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sta Saragozza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lognina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lognina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coni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me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 Donato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zzini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sta Saragozza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lognina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an Donato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olognina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rnerio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rnerio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olognina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Bolognina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Irnerio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affi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me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 Donato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lognina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lognina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rnerio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Viola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rri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Mazzini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Lame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an Donato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coni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 Donato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rri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Vitale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sta Saragozza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 Donato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coni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zzini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zzini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Vitale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rnerio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Costa Saragozza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Mazzini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rnerio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coni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sta Saragozza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sta Saragozza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San Donato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n Donato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zzini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rca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zzini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lpighi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Murri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Malpighi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rnerio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ame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rri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 Donato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zzini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San Donato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nerio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coni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.Vitale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rnerio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ffi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alvani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sta Saragozza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zzini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lognina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rri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rconi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rnerio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alvani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Saffi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zzini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olognina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zzini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San Donato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lpighi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lpighi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coni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ffi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Marconi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coni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urri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rnerio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lli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rnerio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Irnerio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rnerio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lognina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lpighi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M/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lognina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lpighi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doppi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alvani</text:p>
          </table:table-cell>
          <table:table-cell office:value-type="float" office:value="300" calcext:value-type="float">
            <text:p>3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6">00/00/0000</text:date>, <text:time style:data-style-name="N2" text:time-value="11:16:49.833080587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7T11:34:22.585826219</meta:creation-date>
    <meta:generator>LibreOffice/5.1.6.2$Linux_X86_64 LibreOffice_project/10m0$Build-2</meta:generator>
    <dc:date>2020-08-26T11:18:42.706602121</dc:date>
    <meta:editing-duration>PT8H28M16S</meta:editing-duration>
    <meta:editing-cycles>55</meta:editing-cycles>
    <meta:document-statistic meta:table-count="1" meta:cell-count="1607" meta:object-count="0"/>
  </office:meta>
</office:document-meta>
</file>